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500000039481BEF2CFBADF1A3.png" manifest:media-type="image/png"/>
  <manifest:file-entry manifest:full-path="Pictures/10000201000002D60000013D0018A564996D2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2022d1" officeooo:paragraph-rsid="008a997f"/>
    </style:style>
    <style:style style:name="P4" style:family="paragraph" style:parent-style-name="Standard">
      <style:text-properties officeooo:rsid="002022d1" officeooo:paragraph-rsid="008bed8f"/>
    </style:style>
    <style:style style:name="P5" style:family="paragraph" style:parent-style-name="Standard">
      <style:text-properties officeooo:rsid="002022d1" officeooo:paragraph-rsid="008d90a9"/>
    </style:style>
    <style:style style:name="P6" style:family="paragraph" style:parent-style-name="Standard">
      <style:text-properties officeooo:rsid="002022d1" officeooo:paragraph-rsid="008ee2ce"/>
    </style:style>
    <style:style style:name="P7" style:family="paragraph" style:parent-style-name="Standard">
      <style:text-properties style:text-line-through-style="none" style:text-line-through-type="none" officeooo:rsid="008ee2ce" officeooo:paragraph-rsid="008d90a9"/>
    </style:style>
    <style:style style:name="P8" style:family="paragraph" style:parent-style-name="Standard">
      <style:text-properties style:text-line-through-style="none" style:text-line-through-type="none" officeooo:rsid="008d90a9" officeooo:paragraph-rsid="008bed8f"/>
    </style:style>
    <style:style style:name="P9" style:family="paragraph" style:parent-style-name="Standard">
      <style:text-properties style:text-line-through-style="none" style:text-line-through-type="none" officeooo:rsid="008d90a9" officeooo:paragraph-rsid="008d90a9"/>
    </style:style>
    <style:style style:name="P10" style:family="paragraph" style:parent-style-name="Standard">
      <style:text-properties officeooo:rsid="00939a15" officeooo:paragraph-rsid="00939a15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3" style:family="paragraph" style:parent-style-name="Standard">
      <style:text-properties style:text-line-through-style="none" style:text-line-through-type="none" officeooo:rsid="008d90a9" officeooo:paragraph-rsid="00926161"/>
    </style:style>
    <style:style style:name="P14" style:family="paragraph" style:parent-style-name="Standard">
      <style:text-properties style:text-line-through-style="none" style:text-line-through-type="none" officeooo:rsid="00944f57" officeooo:paragraph-rsid="00944f57"/>
    </style:style>
    <style:style style:name="P15" style:family="paragraph" style:parent-style-name="Standard">
      <style:text-properties style:text-line-through-style="none" style:text-line-through-type="none" officeooo:rsid="0095d9a3" officeooo:paragraph-rsid="0095d9a3"/>
    </style:style>
    <style:style style:name="P16" style:family="paragraph" style:parent-style-name="Standard">
      <style:text-properties officeooo:paragraph-rsid="00944f57"/>
    </style:style>
    <style:style style:name="P17" style:family="paragraph" style:parent-style-name="Standard">
      <style:text-properties officeooo:paragraph-rsid="0095d9a3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872862"/>
    </style:style>
    <style:style style:name="T3" style:family="text">
      <style:text-properties officeooo:rsid="008a997f"/>
    </style:style>
    <style:style style:name="T4" style:family="text">
      <style:text-properties officeooo:rsid="008bed8f"/>
    </style:style>
    <style:style style:name="T5" style:family="text">
      <style:text-properties officeooo:rsid="008c2233"/>
    </style:style>
    <style:style style:name="T6" style:family="text">
      <style:text-properties style:text-line-through-style="none" style:text-line-through-type="none" officeooo:rsid="008c2233"/>
    </style:style>
    <style:style style:name="T7" style:family="text">
      <style:text-properties style:text-line-through-style="none" style:text-line-through-type="none" officeooo:rsid="008d90a9"/>
    </style:style>
    <style:style style:name="T8" style:family="text">
      <style:text-properties style:text-line-through-style="none" style:text-line-through-type="none" officeooo:rsid="008ed256"/>
    </style:style>
    <style:style style:name="T9" style:family="text">
      <style:text-properties style:text-line-through-style="none" style:text-line-through-type="none" officeooo:rsid="008ee2ce"/>
    </style:style>
    <style:style style:name="T10" style:family="text">
      <style:text-properties style:text-line-through-style="none" style:text-line-through-type="none" fo:font-style="italic" fo:font-weight="bold" officeooo:rsid="008ee2ce" style:font-style-asian="italic" style:font-weight-asian="bold" style:font-style-complex="italic" style:font-weight-complex="bold"/>
    </style:style>
    <style:style style:name="T11" style:family="text">
      <style:text-properties style:text-line-through-style="none" style:text-line-through-type="none" fo:font-style="italic" fo:font-weight="bold" officeooo:rsid="008f4cc1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8ee2ce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officeooo:rsid="00944f57"/>
    </style:style>
    <style:style style:name="T14" style:family="text">
      <style:text-properties style:text-line-through-style="none" style:text-line-through-type="none" officeooo:rsid="0095d9a3"/>
    </style:style>
    <style:style style:name="T15" style:family="text">
      <style:text-properties officeooo:rsid="00944f57"/>
    </style:style>
    <style:style style:name="T16" style:family="text">
      <style:text-properties officeooo:rsid="0095d9a3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E 1<text:span text:style-name="T2">1</text:span>1</text:p>
      <text:p text:style-name="P11">_______________________________________</text:p>
      <text:p text:style-name="P1"/>
      <text:p text:style-name="P1"><text:span text:style-name="T1">Content and notes</text:span> </text:p>
      <text:p text:style-name="P2">0. Introd</text:p>
      <text:p text:style-name="P10">0. Select interpreter <text:a xlink:type="simple" xlink:href="https://stackoverflow.com/questions/50993566/vscode-there-is-no-pip-installer-available-in-the-selected-environment" text:style-name="Internet_20_link" text:visited-style-name="Visited_20_Internet_20_Link">https://stackoverflow.com/questions/50993566/vscode-there-is-no-pip-installer-available-in-the-selected-environment</text:a> </text:p>
      <text:p text:style-name="P2"><text:span text:style-name="T3">0. <text:s/>para actualizar a python 3.10: s</text:span>udo update-alternatives --install /usr/bin/python3 python3 /usr/bin/python3.10 1</text:p>
      <text:p text:style-name="P3">0. Introd<text:span text:style-name="T4">uction, concepts to remember:</text:span></text:p>
      <text:p text:style-name="P3"><text:tab/>-<text:span text:style-name="T4">Comments (#)</text:span></text:p>
      <text:p text:style-name="P3"><text:tab/>-<text:span text:style-name="T4">User input (input() function) … it always return a string</text:span></text:p>
      <text:p text:style-name="P3"><text:tab/>-<text:span text:style-name="T4">Variables</text:span></text:p>
      <text:p text:style-name="P3"><text:tab/>-<text:span text:style-name="T4">Data types</text:span></text:p>
      <text:p text:style-name="P3"><text:tab/><text:tab/>-<text:span text:style-name="T4">str (string)</text:span></text:p>
      <text:p text:style-name="P3"><text:tab/><text:tab/>-<text:span text:style-name="T4">bool (boolean variable)</text:span></text:p>
      <text:p text:style-name="P3"><text:tab/><text:tab/>-<text:span text:style-name="T4">int (integer)</text:span></text:p>
      <text:p text:style-name="P3"><text:tab/><text:tab/>-<text:span text:style-name="T4">float (floating point number)</text:span></text:p>
      <text:p text:style-name="P3"><text:tab/><text:tab/>-<text:span text:style-name="T4">list (collection of value) …. color = [“red”, “yellow”]</text:span></text:p>
      <text:p text:style-name="P3"><text:tab/><text:tab/>-<text:span text:style-name="T4">dict (dictionary. Collection of values)(each item is key value pair)</text:span></text:p>
      <text:p text:style-name="P4"><text:tab/><text:tab/><text:tab/><text:span text:style-name="T4">students = {“key1”: “value1”,“key2”: “value2”,“key3”: “value3”}</text:span></text:p>
      <text:p text:style-name="P4"><text:tab/>-<text:span text:style-name="T5">convert data types: str(), int(), float()</text:span></text:p>
      <text:p text:style-name="P4"><text:tab/>-<text:span text:style-name="T5">print()</text:span></text:p>
      <text:p text:style-name="P4"><text:tab/>- <text:s/><text:span text:style-name="T5">f-</text:span><text:span text:style-name="T6">string</text:span></text:p>
      <text:p text:style-name="P4"><text:span text:style-name="T6"><text:tab/>- </text:span><draw:frame draw:style-name="fr2" draw:name="Image1" text:anchor-type="char" svg:x="0.979cm" svg:y="0.159cm" svg:width="16.02cm" svg:height="6.994cm" draw:z-index="0"><draw:image xlink:href="Pictures/10000201000002D60000013D0018A564996D2342.png" xlink:type="simple" xlink:show="embed" xlink:actuate="onLoad" loext:mime-type="image/png"/></draw:frame><text:span text:style-name="T7">Shorthand operators:</text:span></text:p>
      <text:p text:style-name="P8"><draw:frame draw:style-name="fr1" draw:name="Image2" text:anchor-type="char" svg:width="9.869cm" svg:height="1.508cm" draw:z-index="1"><draw:image xlink:href="Pictures/100002010000017500000039481BEF2CFBADF1A3.png" xlink:type="simple" xlink:show="embed" xlink:actuate="onLoad" loext:mime-type="image/png"/></draw:frame></text:p>
      <text:p text:style-name="P8"/>
      <text:p text:style-name="P8"/>
      <text:p text:style-name="P9"><text:tab/></text:p>
      <text:p text:style-name="P9"><text:tab/></text:p>
      <text:p text:style-name="P9"/>
      <text:p text:style-name="P9"><text:soft-page-break/></text:p>
      <text:p text:style-name="P9"/>
      <text:p text:style-name="P5"><text:span text:style-name="T7"><text:tab/>- if statements (also called selection statements) </text:span><text:span text:style-name="T9">(use : and indentation)</text:span></text:p>
      <text:p text:style-name="P5"><text:span text:style-name="T7"><text:tab/><text:tab/></text:span><text:span text:style-name="T8">we can use 6 comparison operators in an if statement</text:span></text:p>
      <text:p text:style-name="P9"><text:tab/><text:tab/>&lt; less than</text:p>
      <text:p text:style-name="P9"><text:tab/><text:tab/>&lt;= less than or equal</text:p>
      <text:p text:style-name="P9"><text:tab/><text:tab/>&gt; greater than</text:p>
      <text:p text:style-name="P9"><text:tab/><text:tab/>&gt;= greater than or equal</text:p>
      <text:p text:style-name="P9"><text:tab/><text:tab/>== equal to</text:p>
      <text:p text:style-name="P9"><text:tab/><text:tab/>!= not equal to</text:p>
      <text:p text:style-name="P9"><text:tab/></text:p>
      <text:p text:style-name="P5"><text:span text:style-name="T7"><text:tab/>-</text:span><text:span text:style-name="T9">if...elif...else statements</text:span></text:p>
      <text:p text:style-name="P5"><text:span text:style-name="T9"><text:tab/>-logical operators (</text:span><text:span text:style-name="T10">and</text:span><text:span text:style-name="T9"> , </text:span><text:span text:style-name="T10">or, </text:span><text:span text:style-name="T11">not</text:span><text:span text:style-name="T10">)</text:span></text:p>
      <text:p text:style-name="P6"><text:span text:style-name="T10"><text:tab/><text:tab/>-</text:span><text:span text:style-name="T12">used to combine two comparisons</text:span></text:p>
      <text:p text:style-name="P7"/>
      <text:p text:style-name="P13">1. Note that in a Python program, a triple quoted string at the top of the file acts as a comment for the entire program.</text:p>
      <text:p text:style-name="P17"><text:span text:style-name="T14">1.2 </text:span><text:span text:style-name="T17">A </text:span><text:span text:style-name="Definition"><text:span text:style-name="T17">parameter</text:span></text:span> is a piece of data that a function needs in order to complete its task. In the online reference for the <text:span text:style-name="Source_20_Text">input</text:span> function, we see that the <text:span text:style-name="Source_20_Text">input</text:span> function has one parameter named <text:span text:style-name="Variable">prompt</text:span>.</text:p>
      <text:p text:style-name="P17"/>
      <text:p text:style-name="Text_20_body"><text:span text:style-name="T16">1.3 </text:span><text:span text:style-name="T17">An </text:span><text:bookmark text:name="arg"/><text:span text:style-name="Definition"><text:span text:style-name="T17">argument</text:span></text:span> is the value that is passed through a parameter into a function. In other words, parameters are listed in a function's documentation, and arguments are listed in a call to a function.</text:p>
      <text:p text:style-name="P15"/>
      <text:p text:style-name="P15"/>
      <text:p text:style-name="P16"><text:span text:style-name="T13">2. </text:span>Built-in functions: Python includes many <text:span text:style-name="Definition">built-in functions</text:span> such as: <text:span text:style-name="Source_20_Text">input</text:span>, <text:span text:style-name="Source_20_Text">int</text:span>, <text:span text:style-name="Source_20_Text">float</text:span>, <text:span text:style-name="Source_20_Text">str</text:span>, <text:span text:style-name="Source_20_Text">len</text:span>, <text:span text:style-name="Source_20_Text">range</text:span>, <text:span text:style-name="Source_20_Text">abs</text:span>, <text:span text:style-name="Source_20_Text">round</text:span>, <text:span text:style-name="Source_20_Text">list</text:span>, <text:span text:style-name="Source_20_Text">dict</text:span>, <text:span text:style-name="Source_20_Text">open</text:span>, and <text:span text:style-name="Source_20_Text">print</text:span>. These are called built-in functions because you don't have to import any module to use them. They are simply a built-in part of the Python language.</text:p>
      <text:p text:style-name="P16"/>
      <text:p text:style-name="P16"><text:span text:style-name="T15">3. </text:span>Standard library functions: A Python <text:span text:style-name="Definition">module</text:span> is a collection of related functions. The Python <text:span text:style-name="Definition">standard library</text:span> includes many modules which have more functions, such as the <text:span text:style-name="Source_20_Text">math</text:span> module—which includes the <text:span text:style-name="Source_20_Text">floor</text:span>, <text:span text:style-name="Source_20_Text">ceil</text:span>, and <text:span text:style-name="Source_20_Text">sqrt</text:span> functions and the <text:span text:style-name="Source_20_Text">random</text:span> module—which includes the <text:span text:style-name="Source_20_Text">randint</text:span>, <text:span text:style-name="Source_20_Text">choice</text:span>, and <text:span text:style-name="Source_20_Text">shuffle</text:span> functions.</text:p>
      <text:p text:style-name="P16"/>
      <text:p text:style-name="P16"><text:span text:style-name="T15">4. </text:span>Third-party functions</text:p>
      <text:p text:style-name="P16"><text:span text:style-name="T15">5. </text:span>User-defined functions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4-26T22:29:48.514986878</dc:date>
    <meta:editing-duration>P2DT5H55M8S</meta:editing-duration>
    <meta:editing-cycles>100</meta:editing-cycles>
    <meta:document-statistic meta:table-count="0" meta:image-count="2" meta:object-count="0" meta:page-count="2" meta:paragraph-count="43" meta:word-count="352" meta:character-count="2351" meta:non-whitespace-character-count="1993"/>
  </office:meta>
</office:document-meta>
</file>